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Google Sans" svg:font-family="'Google Sans', Roboto, RobotoDraft, Helvetica, Arial,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31934814611345117"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532458589058737334"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767517061743363089"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959833075034742956"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39516382567555651"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8361671570145713963"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802833761445363901"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963547806165306290"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5582224" text:continue-list="list4802833761445363901"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310713002411952915"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578170"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582921"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5590010"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5589581"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585136"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681015850990076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852193032217319775"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604438385440771683"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596925"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921563830190947832"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280058076458644855"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466753012038792549" text:style-name="L15">
        <text:list-item>
          <text:list>
            <text:list-header>
              <text:p text:style-name="P183">1.5 miles averaging about 9:40/mile and rest 1 min</text:p>
            </text:list-header>
          </text:list>
        </text:list-item>
      </text:list>
      <text:p text:style-name="P24">1 mile in 8:26 and rest 2 min</text:p>
      <text:list xml:id="list8212210913543252235"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819990907042195890"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577051"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756376185256389672"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378996481176166852"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025506883539322123"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5585446" text:continue-list="list6378996481176166852" text:style-name="L19">
        <text:list-item>
          <text:list>
            <text:list-header>
              <text:p text:style-name="P187">(Pace*HR)=1240</text:p>
            </text:list-header>
          </text:list>
        </text:list-item>
      </text:list>
      <text:list xml:id="list35592370" text:continue-list="list4756376185256389672" text:style-name="L18">
        <text:list-item>
          <text:list>
            <text:list-header>
              <text:p text:style-name="P186">2 miles at 10:46/mile Ave HR= 121 bpm and rest a few minutes</text:p>
            </text:list-header>
          </text:list>
        </text:list-item>
      </text:list>
      <text:list xml:id="list35594554" text:continue-list="list35585446"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5570890"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443215488923363896"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2533472763134065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918274332644629867"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950984378260582494"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706291643201161771"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907137804701575118"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5587108"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578928"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770666566714737869"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531486658361926413"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659939456576577064"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807145350698318740"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2335898981433835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577753570789006474" text:style-name="L32">
        <text:list-item>
          <text:list>
            <text:list-header>
              <text:p text:style-name="P197">0.25 miles in 2:54</text:p>
              <text:p text:style-name="P197">1 mile in 9:21 going faster as I ran and ending at around 8:30 pace</text:p>
            </text:list-header>
          </text:list>
        </text:list-item>
      </text:list>
      <text:list xml:id="list7166948377004531566"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924874823564825113"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995591786686459605"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034752748709010661"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569408887856607908"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159036659045426245"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ext:span text:style-name="T2">the</text:span>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text:p>
      <text:p text:style-name="P24">Run: 1 mile in 10:32 <text:s/></text:p>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text:soft-page-break/>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0">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606080088533124918"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text:soft-page-break/>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Google Sans" svg:font-family="'Google Sans', Roboto, RobotoDraft, Helvetica, Arial,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29T15:32:58.72</dc:date>
    <dc:creator>James Lombardi</dc:creator>
    <meta:editing-duration>P29DT9H38M48S</meta:editing-duration>
    <meta:editing-cycles>2202</meta:editing-cycles>
    <meta:generator>OpenOffice/4.1.2$Win32 OpenOffice.org_project/412m3$Build-9782</meta:generator>
    <meta:document-statistic meta:table-count="0" meta:image-count="9" meta:object-count="0" meta:page-count="217" meta:paragraph-count="6379" meta:word-count="68711" meta:character-count="351442"/>
  </office:meta>
</office:document-meta>
</file>